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Sans Serif2" svg:font-family="'Microsoft Sans Serif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icrosoft Sans Serif1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2cm" fo:min-width="1.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5cm" fo:min-width="0.828cm"/>
    </style:style>
    <style:style style:name="gr3" style:family="graphic" style:parent-style-name="standard">
      <style:graphic-properties draw:textarea-horizontal-align="justify" draw:textarea-vertical-align="middle" draw:auto-grow-height="false" fo:min-height="6.687cm" fo:min-width="9.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061cm" fo:min-width="0.131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.13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.828cm"/>
    </style:style>
    <style:style style:name="gr8" style:family="graphic" style:parent-style-name="standard">
      <style:graphic-properties draw:textarea-horizontal-align="justify" draw:textarea-vertical-align="middle" draw:auto-grow-height="false" fo:min-height="0.35cm" fo:min-width="0.8cm"/>
    </style:style>
    <style:style style:name="gr9" style:family="graphic" style:parent-style-name="standard">
      <style:graphic-properties draw:textarea-horizontal-align="justify" draw:textarea-vertical-align="middle" draw:auto-grow-height="false" fo:min-height="0.35cm" fo:min-width="3.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55cm" fo:min-width="1.6cm"/>
    </style:style>
    <style:style style:name="gr12" style:family="graphic" style:parent-style-name="standard">
      <style:graphic-properties draw:textarea-horizontal-align="justify" draw:textarea-vertical-align="middle" draw:auto-grow-height="false" fo:min-height="0.35cm" fo:min-width="2.4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3.478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solid" svg:stroke-width="0cm" svg:stroke-color="#000000" draw:stroke-linejoin="round" svg:stroke-linecap="butt" draw:fill="solid" draw:fill-color="#ffffff"/>
    </style:style>
    <style:style style:name="gr16" style:family="graphic" style:parent-style-name="standard">
      <style:graphic-properties draw:stroke="solid" svg:stroke-width="0cm" svg:stroke-color="#000000" draw:stroke-linejoin="round" svg:stroke-linecap="butt" draw:fill="non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1.865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2.11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1.23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03cm" fo:min-width="6.098cm" fo:padding-top="0cm" fo:padding-bottom="0cm" fo:padding-left="0cm" fo:padding-right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3cm" fo:min-width="3.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Microsoft Sans Serif" fo:font-size="10pt" style:font-size-asian="10pt" style:font-size-complex="10pt"/>
    </style:style>
    <style:style style:name="P3" style:family="paragraph">
      <style:paragraph-properties fo:text-align="center"/>
      <style:text-properties style:font-name="Microsoft Sans Serif"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</style:style>
    <style:style style:name="P6" style:family="paragraph">
      <style:text-properties fo:font-size="10pt" style:font-size-asian="10pt" style:font-size-complex="10pt"/>
    </style:style>
    <style:style style:name="P7" style:family="paragraph">
      <style:text-properties fo:font-size="12pt" style:font-size-asian="12pt" style:font-size-complex="12pt"/>
    </style:style>
    <style:style style:name="T1" style:family="text">
      <style:text-properties style:font-name="Microsoft Sans Serif" fo:font-size="10pt" style:font-size-asian="10pt" style:font-size-complex="10pt"/>
    </style:style>
    <style:style style:name="T2" style:family="text">
      <style:text-properties style:font-name="Microsoft Sans Serif" fo:font-size="12pt" style:font-size-asian="12pt" style:font-size-complex="12pt"/>
    </style:style>
    <style:style style:name="T3" style:family="text">
      <style:text-properties fo:color="#000000" style:font-name="Microsoft Sans Serif2" fo:font-size="10pt" style:font-size-asian="10pt" style:font-name-complex="Microsoft Sans Serif2" style:font-size-complex="10pt"/>
    </style:style>
    <style:style style:name="T4" style:family="text">
      <style:text-properties fo:color="#000000" style:font-name="Microsoft Sans Serif2" fo:font-size="12pt" style:font-size-asian="12pt" style:font-name-complex="Microsoft Sans Serif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1cm" svg:height="0.87cm" svg:x="1.1cm" svg:y="1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2.2cm" svg:height="1.055cm" svg:x="1.2cm" svg:y="1.245cm">
          <draw:text-box>
            <text:p text:style-name="P1"><text:span text:style-name="T1">AddBook</text:span></text:p>
          </draw:text-box>
        </draw:frame>
        <draw:custom-shape draw:style-name="gr3" draw:text-style-name="P1" draw:layer="layout" svg:width="10.2cm" svg:height="6.937cm" svg:x="1.001cm" svg:y="3.46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.001cm" svg:y1="4.064cm" svg:x2="11.201cm" svg:y2="4.001cm">
          <text:p/>
        </draw:line>
        <draw:line draw:style-name="gr4" draw:text-style-name="P1" draw:layer="layout" svg:x1="10.57cm" svg:y1="3.487cm" svg:x2="11.201cm" svg:y2="4.031cm">
          <text:p/>
        </draw:line>
        <draw:line draw:style-name="gr4" draw:text-style-name="P1" draw:layer="layout" svg:x1="10.57cm" svg:y1="4.031cm" svg:x2="11.201cm" svg:y2="3.487cm">
          <text:p/>
        </draw:line>
        <draw:custom-shape draw:style-name="gr5" draw:text-style-name="P1" draw:layer="layout" svg:width="0.631cm" svg:height="0.311cm" svg:x="9.781cm" svg:y="3.64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31cm" svg:height="0.078cm" svg:x="9.781cm" svg:y="3.56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9.071cm" svg:y1="3.875cm" svg:x2="9.544cm" svg:y2="3.875cm">
          <text:p/>
        </draw:line>
        <draw:frame draw:style-name="gr7" draw:text-style-name="P3" draw:layer="layout" svg:width="4.6cm" svg:height="1.207cm" svg:x="3.501cm" svg:y="3.401cm">
          <draw:text-box>
            <text:p text:style-name="P1"><text:span text:style-name="T2">Add Book</text:span></text:p>
          </draw:text-box>
        </draw:frame>
        <draw:custom-shape draw:style-name="gr8" draw:text-style-name="P4" draw:layer="layout" svg:width="1.3cm" svg:height="0.6cm" svg:x="1.301cm" svg:y="4.101cm">
          <text:p text:style-name="P4">Date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3cm" svg:height="0.6cm" svg:x="1.301cm" svg:y="4.901cm">
          <text:p text:style-name="P4">Insert AuthorID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3cm" svg:height="0.6cm" svg:x="1.301cm" svg:y="5.701cm">
          <text:p text:style-name="P4">Insert BookTitle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3cm" svg:height="0.6cm" svg:x="1.301cm" svg:y="6.501cm">
          <text:p text:style-name="P4">Insert NoOfPages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9.6cm" svg:y1="5.3cm" svg:x2="10.8cm" svg:y2="11.1cm">
          <text:p/>
        </draw:line>
        <draw:custom-shape draw:style-name="gr9" draw:text-style-name="P4" draw:layer="layout" svg:width="4.3cm" svg:height="0.6cm" svg:x="1.301cm" svg:y="7.301cm">
          <text:p>Insert Size 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3cm" svg:height="0.6cm" svg:x="1.301cm" svg:y="8.101cm">
          <text:p>Back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1cm" svg:height="0.8cm" svg:x="8.201cm" svg:y="4.401cm">
          <text:p text:style-name="P1">Add To </text:p>
          <text:p text:style-name="P1">Database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1.8cm" svg:y1="7.2cm" svg:x2="5.7cm" svg:y2="7.6cm">
          <text:p/>
        </draw:line>
        <draw:custom-shape draw:style-name="gr12" draw:text-style-name="P4" draw:layer="layout" svg:width="2.9cm" svg:height="0.6cm" svg:x="2.701cm" svg:y="4.101cm">
          <text:p text:style-name="P4"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3.478cm" svg:height="0.403cm" svg:x="2.822cm" svg:y="2.597cm">
          <draw:text-box>
            <text:p text:style-name="P5"><text:span text:style-name="T3">Opens in New window</text:span></text:p>
          </draw:text-box>
        </draw:frame>
        <draw:custom-shape draw:style-name="gr9" draw:text-style-name="P4" draw:layer="layout" svg:width="4.3cm" svg:height="0.6cm" svg:x="1.301cm" svg:y="8.901cm">
          <text:p text:style-name="P4">Insert ISBN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.3cm" svg:height="0.6cm" svg:x="1.301cm" svg:y="9.601cm">
          <text:p text:style-name="P4">Font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4.3cm" svg:height="0.6cm" svg:x="1.301cm" svg:y="8.901cm">
          <text:p text:style-name="P4">Insert ISBN</text:p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5.3cm" svg:y1="7.7cm" svg:x2="5.3cm" svg:y2="7.8cm">
          <text:p/>
        </draw:line>
        <draw:line draw:style-name="gr4" draw:text-style-name="P1" draw:layer="layout" svg:x1="5cm" svg:y1="7.3cm" svg:x2="5cm" svg:y2="7.9cm">
          <text:p/>
        </draw:line>
        <draw:frame draw:style-name="gr14" draw:layer="layout" svg:width="2.619cm" svg:height="1.055cm" svg:x="11.8cm" svg:y="6.5cm">
          <draw:text-box>
            <text:p>Large (&gt;6x9”)</text:p>
            <text:p>Small (&lt;6x9”)</text:p>
          </draw:text-box>
        </draw:frame>
        <draw:line draw:style-name="gr10" draw:text-style-name="P1" draw:layer="layout" svg:x1="12cm" svg:y1="8.6cm" svg:x2="5.6cm" svg:y2="8.5cm">
          <text:p/>
        </draw:line>
        <draw:frame draw:style-name="gr14" draw:layer="layout" svg:width="2.077cm" svg:height="0.653cm" svg:x="11.9cm" svg:y="8.3cm">
          <draw:text-box>
            <text:p>Hard, Soft</text:p>
          </draw:text-box>
        </draw:frame>
        <draw:line draw:style-name="gr10" draw:text-style-name="P1" draw:layer="layout" svg:x1="5.275cm" svg:y1="8.5cm" svg:x2="5.275cm" svg:y2="8.6cm">
          <text:p/>
        </draw:line>
        <draw:line draw:style-name="gr4" draw:text-style-name="P1" draw:layer="layout" svg:x1="4.975cm" svg:y1="8.1cm" svg:x2="4.975cm" svg:y2="8.7cm">
          <text:p/>
        </draw:line>
        <draw:custom-shape draw:style-name="gr9" draw:text-style-name="P4" draw:layer="measurelines" svg:width="4.3cm" svg:height="0.6cm" svg:x="5.8cm" svg:y="9.6cm">
          <text:p text:style-name="P4">FontSize</text:p>
          <draw:enhanced-geometry svg:viewBox="0 0 21600 21600" draw:type="rectangle" draw:enhanced-path="M 0 0 L 21600 0 21600 21600 0 21600 0 0 Z N"/>
        </draw:custom-shape>
        <draw:custom-shape draw:style-name="gr9" draw:text-style-name="P4" draw:layer="measurelines" svg:width="4.3cm" svg:height="0.6cm" svg:x="5.8cm" svg:y="8.9cm">
          <text:p text:style-name="P4">Price</text:p>
          <draw:enhanced-geometry svg:viewBox="0 0 21600 21600" draw:type="rectangle" draw:enhanced-path="M 0 0 L 21600 0 21600 21600 0 21600 0 0 Z N"/>
        </draw:custom-shape>
        <draw:polygon draw:style-name="gr15" draw:layer="measurelines" svg:width="6.301cm" svg:height="3.2cm" svg:x="7.852cm" svg:y="11.151cm" svg:viewBox="0 0 6302 3201" draw:points="3151,3201 0,3201 0,0 6302,0 6302,3201">
          <text:p/>
        </draw:polygon>
        <draw:polygon draw:style-name="gr15" draw:layer="measurelines" svg:width="4.3cm" svg:height="0.6cm" svg:x="9.052cm" svg:y="12.749cm" svg:viewBox="0 0 4301 601" draw:points="2152,601 0,601 0,0 4301,0 4301,601">
          <text:p/>
        </draw:polygon>
        <draw:line draw:style-name="gr16" draw:layer="measurelines" svg:x1="13.522cm" svg:y1="11.151cm" svg:x2="14.154cm" svg:y2="11.695cm">
          <text:p/>
        </draw:line>
        <draw:line draw:style-name="gr16" draw:layer="measurelines" svg:x1="13.522cm" svg:y1="11.695cm" svg:x2="14.154cm" svg:y2="11.151cm">
          <text:p/>
        </draw:line>
        <draw:polygon draw:style-name="gr15" draw:layer="measurelines" svg:width="0.632cm" svg:height="0.31cm" svg:x="12.731cm" svg:y="11.303cm" svg:viewBox="0 0 633 311" draw:points="319,311 0,311 0,0 633,0 633,311">
          <text:p/>
        </draw:polygon>
        <draw:polygon draw:style-name="gr15" draw:layer="measurelines" svg:width="0.632cm" svg:height="0.078cm" svg:x="12.731cm" svg:y="11.225cm" svg:viewBox="0 0 633 79" draw:points="319,79 0,79 0,0 633,0 633,79">
          <text:p/>
        </draw:polygon>
        <draw:line draw:style-name="gr16" draw:layer="measurelines" svg:x1="12.022cm" svg:y1="11.539cm" svg:x2="12.495cm" svg:y2="11.539cm">
          <text:p/>
        </draw:line>
        <draw:line draw:style-name="gr16" draw:layer="measurelines" svg:x1="14.153cm" svg:y1="11.751cm" svg:x2="7.852cm" svg:y2="11.751cm">
          <text:p/>
        </draw:line>
        <draw:frame draw:style-name="gr17" draw:text-style-name="P7" draw:layer="measurelines" svg:width="1.865cm" svg:height="0.479cm" svg:x="9.302cm" svg:y="12.81cm">
          <draw:text-box>
            <text:p text:style-name="P5"><text:span text:style-name="T4">Password</text:span></text:p>
          </draw:text-box>
        </draw:frame>
        <draw:polygon draw:style-name="gr15" draw:layer="measurelines" svg:width="1.803cm" svg:height="0.667cm" svg:x="10.251cm" svg:y="13.55cm" svg:viewBox="0 0 1804 668" draw:points="901,668 0,668 0,0 1804,0 1804,668">
          <text:p/>
        </draw:polygon>
        <draw:frame draw:style-name="gr18" draw:text-style-name="P7" draw:layer="measurelines" svg:width="2.114cm" svg:height="0.479cm" svg:x="9.302cm" svg:y="11.272cm">
          <draw:text-box>
            <text:p text:style-name="P5"><text:span text:style-name="T4">Verification</text:span></text:p>
          </draw:text-box>
        </draw:frame>
        <draw:frame draw:style-name="gr19" draw:text-style-name="P6" draw:layer="measurelines" svg:width="1.238cm" svg:height="0.403cm" svg:x="10.604cm" svg:y="13.662cm">
          <draw:text-box>
            <text:p text:style-name="P5"><text:span text:style-name="T3">Confirm</text:span></text:p>
          </draw:text-box>
        </draw:frame>
        <draw:frame draw:style-name="gr20" draw:text-style-name="P6" draw:layer="measurelines" svg:width="6.098cm" svg:height="0.403cm" svg:x="8.103cm" svg:y="11.976cm">
          <draw:text-box>
            <text:p text:style-name="P5"><text:span text:style-name="T3">Insert password to confirm all changes.</text:span></text:p>
          </draw:text-box>
        </draw:frame>
        <draw:line draw:style-name="gr10" draw:text-style-name="P1" draw:layer="measurelines" svg:x1="11.501cm" svg:y1="14.3cm" svg:x2="11.501cm" svg:y2="15.1cm">
          <text:p/>
        </draw:line>
        <draw:frame draw:style-name="gr21" draw:layer="measurelines" svg:width="3.6cm" svg:height="0.653cm" svg:x="9.8cm" svg:y="15.101cm">
          <draw:text-box>
            <text:p>Back to View Menu</text:p>
          </draw:text-box>
        </draw:frame>
        <draw:line draw:style-name="gr10" draw:text-style-name="P1" draw:layer="measurelines" svg:x1="2.2cm" svg:y1="2cm" svg:x2="2.2cm" svg:y2="3.5cm">
          <text:p/>
        </draw:line>
        <draw:frame draw:style-name="gr14" draw:layer="measurelines" svg:width="3.389cm" svg:height="0.653cm" svg:x="0.6cm" svg:y="0.5cm">
          <draw:text-box>
            <text:p>(From View Menu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crosoft Sans Serif2" svg:font-family="'Microsoft Sans Serif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icrosoft Sans Serif1" svg:font-family="'Microsoft Sans Serif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Microsoft Sans Serif1" fo:font-family="'Microsoft Sans Serif'" style:font-style-name="Regular" style:font-family-generic="swiss" style:font-pitch="variable" fo:font-size="1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4T20:11:40.458000000</meta:creation-date>
    <dc:date>2014-12-04T20:25:58.507000000</dc:date>
    <meta:editing-duration>PT8S</meta:editing-duration>
    <meta:editing-cycles>1</meta:editing-cycles>
    <meta:document-statistic meta:object-count="50"/>
    <meta:generator>LibreOffice/4.3.2.2$Windows_x86 LibreOffice_project/edfb5295ba211bd31ad47d0bad0118690f76407d</meta:generator>
  </office:meta>
</office:document-meta>
</file>